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25pt solid #000000" fo:border-right="none" fo:border-top="0.25pt solid #000000" fo:border-bottom="none"/>
    </style:style>
    <style:style style:name="Table1.B1" style:family="table-cell">
      <style:table-cell-properties fo:padding="0.0382in" fo:border-left="none" fo:border-right="none" fo:border-top="0.25pt solid #000000" fo:border-bottom="none"/>
    </style:style>
    <style:style style:name="Table1.C1" style:family="table-cell">
      <style:table-cell-properties style:vertical-align="middle" fo:padding="0.0382in" fo:border-left="none" fo:border-right="none" fo:border-top="0.25pt solid #000000" fo:border-bottom="none"/>
    </style:style>
    <style:style style:name="Table1.F1" style:family="table-cell">
      <style:table-cell-properties fo:padding="0.0382in" fo:border-left="none" fo:border-right="0.25pt solid #000000" fo:border-top="0.25pt solid #000000" fo:border-bottom="none"/>
    </style:style>
    <style:style style:name="Table1.D2" style:family="table-cell">
      <style:table-cell-properties fo:padding="0.0382in" fo:border="none"/>
    </style:style>
    <style:style style:name="Table1.F2" style:family="table-cell">
      <style:table-cell-properties fo:padding="0.0382in" fo:border-left="none" fo:border-right="0.25pt solid #000000" fo:border-top="0.25pt solid #000000" fo:border-bottom="none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none" fo:border-right="none" fo:border-top="none" fo:border-bottom="0.25pt solid #000000"/>
    </style:style>
    <style:style style:name="Table1.C3" style:family="table-cell">
      <style:table-cell-properties fo:padding="0.0382in" fo:border-left="none" fo:border-right="none" fo:border-top="none" fo:border-bottom="0.25pt solid #000000"/>
    </style:style>
    <style:style style:name="Table1.D3" style:family="table-cell">
      <style:table-cell-properties fo:padding="0.0382in" fo:border-left="none" fo:border-right="none" fo:border-top="none" fo:border-bottom="0.25pt solid #000000"/>
    </style:style>
    <style:style style:name="Table1.E3" style:family="table-cell">
      <style:table-cell-properties fo:padding="0.0382in" fo:border-left="none" fo:border-right="none" fo:border-top="none" fo:border-bottom="0.25pt solid #000000"/>
    </style:style>
    <style:style style:name="Table1.F3" style:family="table-cell">
      <style:table-cell-properties fo:padding="0.0382in" fo:border-left="none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1in" style:rel-column-width="8186*"/>
    </style:style>
    <style:style style:name="Table3.B" style:family="table-column">
      <style:table-column-properties style:column-width="0.8368in" style:rel-column-width="8193*"/>
    </style:style>
    <style:style style:name="Table3.G" style:family="table-column">
      <style:table-column-properties style:column-width="0.9083in" style:rel-column-width="8893*"/>
    </style:style>
    <style:style style:name="Table3.H" style:family="table-column">
      <style:table-column-properties style:column-width="0.766in" style:rel-column-width="74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069in" style:rel-column-width="8880*"/>
    </style:style>
    <style:style style:name="Table4.B" style:family="table-column">
      <style:table-column-properties style:column-width="3.5549in" style:rel-column-width="34807*"/>
    </style:style>
    <style:style style:name="Table4.C" style:family="table-column">
      <style:table-column-properties style:column-width="2.2313in" style:rel-column-width="21848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069in" style:rel-column-width="8880*"/>
    </style:style>
    <style:style style:name="Table5.B" style:family="table-column">
      <style:table-column-properties style:column-width="3.5549in" style:rel-column-width="34807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6903in" table:align="left"/>
    </style:style>
    <style:style style:name="Table6.A" style:family="table-column">
      <style:table-column-properties style:column-width="2.0646in"/>
    </style:style>
    <style:style style:name="Table6.B" style:family="table-column">
      <style:table-column-properties style:column-width="4.6257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le11" style:family="table">
      <style:table-properties style:width="6.6903in" table:align="left"/>
    </style:style>
    <style:style style:name="Table11.A" style:family="table-column">
      <style:table-column-properties style:column-width="2.2576in"/>
    </style:style>
    <style:style style:name="Table11.B" style:family="table-column">
      <style:table-column-properties style:column-width="1.4396in"/>
    </style:style>
    <style:style style:name="Table11.C" style:family="table-column">
      <style:table-column-properties style:column-width="0.8875in"/>
    </style:style>
    <style:style style:name="Table11.D" style:family="table-column">
      <style:table-column-properties style:column-width="2.1056in"/>
    </style:style>
    <style:style style:name="Table11.A1" style:family="table-cell">
      <style:table-cell-properties fo:padding="0.0382in" fo:border="none"/>
    </style:style>
    <style:style style:name="Table10" style:family="table">
      <style:table-properties style:width="6.6903in" table:align="left"/>
    </style:style>
    <style:style style:name="Table10.A" style:family="table-column">
      <style:table-column-properties style:column-width="2.2576in"/>
    </style:style>
    <style:style style:name="Table10.B" style:family="table-column">
      <style:table-column-properties style:column-width="1.4396in"/>
    </style:style>
    <style:style style:name="Table10.C" style:family="table-column">
      <style:table-column-properties style:column-width="0.8875in"/>
    </style:style>
    <style:style style:name="Table10.D" style:family="table-column">
      <style:table-column-properties style:column-width="2.1056in"/>
    </style:style>
    <style:style style:name="Table10.A1" style:family="table-cell">
      <style:table-cell-properties fo:padding="0.0382in" fo:border="none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officeooo:paragraph-rsid="008db774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9102ff" style:font-size-asian="10pt" style:font-size-complex="10pt"/>
    </style:style>
    <style:style style:name="P5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7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8db774" fo:background-color="#dddddd" style:font-size-asian="10pt" style:font-style-asian="italic" style:font-size-complex="10pt" style:font-style-complex="italic"/>
    </style:style>
    <style:style style:name="P8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9" style:family="paragraph" style:parent-style-name="Standard">
      <style:text-properties style:font-name="Cantarell" fo:font-size="8pt" style:font-size-asian="8pt" style:font-size-complex="8pt"/>
    </style:style>
    <style:style style:name="P10" style:family="paragraph" style:parent-style-name="Standard">
      <style:text-properties style:font-name="Cantarell" fo:font-size="8pt" officeooo:paragraph-rsid="008f47b5" style:font-size-asian="8pt" style:font-size-complex="8pt"/>
    </style:style>
    <style:style style:name="P11" style:family="paragraph" style:parent-style-name="Standard">
      <style:text-properties style:font-name="Cantarell" fo:font-size="8pt" officeooo:paragraph-rsid="009dd39b" style:font-size-asian="8pt" style:font-size-complex="8pt"/>
    </style:style>
    <style:style style:name="P12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Cantarell" fo:font-size="8pt" fo:font-style="normal" officeooo:paragraph-rsid="008f47b5" style:font-size-asian="8pt" style:font-style-asian="normal" style:font-size-complex="8pt" style:font-style-complex="normal"/>
    </style:style>
    <style:style style:name="P15" style:family="paragraph" style:parent-style-name="Standard">
      <style:text-properties style:font-name="Cantarell" fo:font-size="8pt" fo:font-weight="normal" officeooo:rsid="00950ebd" officeooo:paragraph-rsid="0096a3c9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7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b58d87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b67d27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bc001e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b67d27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b49697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b70a6a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32" style:family="paragraph" style:parent-style-name="Text_20_body">
      <style:text-properties style:font-name="Cantarell"/>
    </style:style>
    <style:style style:name="P33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34" style:family="paragraph" style:parent-style-name="Text_20_body">
      <style:text-properties style:font-name="Cantarell" fo:font-style="italic" officeooo:paragraph-rsid="008f47b5" style:font-style-asian="italic" style:font-style-complex="italic"/>
    </style:style>
    <style:style style:name="P35" style:family="paragraph" style:parent-style-name="Text_20_body">
      <style:text-properties style:font-name="Cantarell" fo:font-style="italic" style:text-underline-style="none" fo:font-weight="normal" officeooo:paragraph-rsid="008f47b5" style:font-style-asian="italic" style:font-weight-asian="normal" style:font-style-complex="italic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Cantarell" fo:font-weight="bold" officeooo:paragraph-rsid="008f47b5" style:font-weight-asian="bold" style:font-weight-complex="bold"/>
    </style:style>
    <style:style style:name="P37" style:family="paragraph" style:parent-style-name="Text_20_body">
      <style:text-properties style:font-name="Cantarell" fo:font-weight="bold" officeooo:paragraph-rsid="008f47b5" style:font-weight-asian="bold" style:font-weight-complex="bold"/>
    </style:style>
    <style:style style:name="P38" style:family="paragraph" style:parent-style-name="Text_20_body">
      <style:text-properties style:font-name="Cantarell" fo:font-weight="normal" officeooo:paragraph-rsid="0087e649" style:font-weight-asian="normal" style:font-weight-complex="normal"/>
    </style:style>
    <style:style style:name="P39" style:family="paragraph" style:parent-style-name="Text_20_body">
      <style:text-properties style:font-name="Cantarell" fo:font-weight="normal" officeooo:rsid="00950ebd" officeooo:paragraph-rsid="00950ebd" style:font-weight-asian="normal" style:font-weight-complex="normal"/>
    </style:style>
    <style:style style:name="P40" style:family="paragraph" style:parent-style-name="Text_20_body">
      <style:text-properties style:font-name="Cantarell" fo:font-weight="normal" officeooo:rsid="00950ebd" officeooo:paragraph-rsid="009dd39b" style:font-weight-asian="normal" style:font-weight-complex="normal"/>
    </style:style>
    <style:style style:name="P41" style:family="paragraph" style:parent-style-name="Text_20_body">
      <style:text-properties style:font-name="Cantarell" officeooo:paragraph-rsid="0087e649"/>
    </style:style>
    <style:style style:name="P42" style:family="paragraph" style:parent-style-name="Text_20_body">
      <style:text-properties style:font-name="Cantarell" officeooo:paragraph-rsid="008f47b5"/>
    </style:style>
    <style:style style:name="P43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8db774" fo:background-color="#dddddd" style:font-size-asian="10pt" style:font-style-asian="italic" style:font-size-complex="10pt" style:font-style-complex="italic"/>
    </style:style>
    <style:style style:name="P44" style:family="paragraph" style:parent-style-name="Text_20_body">
      <style:paragraph-properties fo:text-align="center" style:justify-single-word="false"/>
      <style:text-properties style:font-name="Cantarell" fo:font-size="8pt" officeooo:paragraph-rsid="009a83ab" style:font-size-asian="8pt" style:font-size-complex="8pt"/>
    </style:style>
    <style:style style:name="P45" style:family="paragraph" style:parent-style-name="Text_20_body">
      <style:paragraph-properties fo:text-align="start" style:justify-single-word="false"/>
      <style:text-properties style:font-name="Cantarell" fo:font-size="8pt" fo:font-weight="normal" officeooo:paragraph-rsid="009cf080" style:font-size-asian="8pt" style:font-weight-asian="normal" style:font-size-complex="8pt" style:font-weight-complex="normal"/>
    </style:style>
    <style:style style:name="P46" style:family="paragraph" style:parent-style-name="Text_20_body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47" style:family="paragraph" style:parent-style-name="Text_20_body">
      <style:text-properties fo:color="#000000" style:font-name="Cantarell" fo:font-size="10pt" fo:font-style="italic" fo:font-weight="normal" officeooo:paragraph-rsid="009102ff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Text_20_body">
      <style:text-properties fo:color="#000000" style:font-name="Cantarell" fo:font-size="10pt" fo:font-style="italic" fo:font-weight="bold" officeooo:paragraph-rsid="009102ff" fo:background-color="#cccccc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Text_20_body">
      <style:text-properties fo:color="#000000" style:font-name="Cantarell" fo:font-size="10pt" fo:font-style="italic" fo:font-weight="bold" officeooo:rsid="0092d51d" officeooo:paragraph-rsid="0092d51d" fo:background-color="#cccccc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Text_20_body">
      <style:text-properties fo:color="#000000" style:font-name="Cantarell" fo:font-size="10pt" fo:font-style="italic" style:text-underline-style="solid" style:text-underline-width="auto" style:text-underline-color="font-color" fo:font-weight="bold" officeooo:rsid="008396ac" officeooo:paragraph-rsid="0092d51d" fo:background-color="#dddddd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Text_20_body">
      <style:text-properties fo:color="#000000" style:font-name="Cantarell" fo:font-size="12pt" fo:font-weight="bold" officeooo:rsid="001db513" officeooo:paragraph-rsid="008f47b5" style:font-size-asian="12pt" style:font-weight-asian="bold" style:font-size-complex="12pt" style:font-weight-complex="bold"/>
    </style:style>
    <style:style style:name="P52" style:family="paragraph" style:parent-style-name="Text_20_body">
      <style:text-properties fo:color="#000000" style:font-name="Cantarell" fo:font-size="12pt" fo:font-weight="bold" officeooo:paragraph-rsid="008f47b5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56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57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59" style:family="paragraph" style:parent-style-name="Table_20_Contents">
      <style:text-properties style:font-name="Cantarell" fo:font-size="8pt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63" style:family="paragraph" style:parent-style-name="Table_20_Contents">
      <style:paragraph-properties fo:text-align="center" style:justify-single-word="false"/>
      <style:text-properties style:font-name="Cantarell" fo:font-size="8pt" officeooo:paragraph-rsid="008f47b5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style:font-name="Cantarell" fo:font-size="8pt" officeooo:paragraph-rsid="0096a3c9" style:font-size-asian="8pt" style:font-size-complex="8pt"/>
    </style:style>
    <style:style style:name="P65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66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67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68" style:family="paragraph" style:parent-style-name="Table_20_Contents">
      <style:text-properties style:font-name="Cantarell" fo:font-size="8pt" officeooo:paragraph-rsid="008f47b5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font-name="Cantarell" fo:font-size="8pt" officeooo:rsid="0097c283" officeooo:paragraph-rsid="0097c283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Cantarell" fo:font-size="8pt" officeooo:rsid="0097e0f6" officeooo:paragraph-rsid="009dd39b" style:font-size-asian="8pt" style:font-size-complex="8pt"/>
    </style:style>
    <style:style style:name="P71" style:family="paragraph" style:parent-style-name="Table_20_Contents">
      <style:text-properties style:font-name="Cantarell" fo:font-size="8pt" officeooo:rsid="0097e0f6" officeooo:paragraph-rsid="009dd39b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style:font-name="Cantarell" fo:font-size="8pt" fo:font-weight="normal" officeooo:paragraph-rsid="0087e649" style:font-size-asian="8pt" style:font-weight-asian="normal" style:font-size-complex="8pt" style:font-weight-complex="normal"/>
    </style:style>
    <style:style style:name="P73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officeooo:paragraph-rsid="008f47b5" fo:background-color="#dddddd" style:font-size-asian="10pt" style:font-style-asian="italic" style:font-weight-asian="bold" style:font-size-complex="10pt" style:font-style-complex="italic" style:font-weight-complex="bold"/>
    </style:style>
    <style:style style:name="P75" style:family="paragraph" style:parent-style-name="Table_20_Contents">
      <style:paragraph-properties fo:text-align="end" style:justify-single-word="false"/>
      <style:text-properties style:font-name="Cantarell"/>
    </style:style>
    <style:style style:name="P76" style:family="paragraph" style:parent-style-name="Table_20_Contents">
      <style:text-properties style:font-name="Cantarell" officeooo:paragraph-rsid="008f47b5"/>
    </style:style>
    <style:style style:name="P77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9cf080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81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86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88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89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90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91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92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93" style:family="paragraph" style:parent-style-name="Preformatted_20_Text">
      <style:text-properties officeooo:paragraph-rsid="0085d769"/>
    </style:style>
    <style:style style:name="P94" style:family="paragraph" style:parent-style-name="Preformatted_20_Text">
      <style:text-properties fo:font-size="8pt" style:font-size-asian="8pt" style:font-size-complex="8pt"/>
    </style:style>
    <style:style style:name="P95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paragraph-rsid="00bec132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paragraph-rsid="00bda321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c28a7e" style:font-size-asian="10pt" style:font-weight-asian="bold" style:font-size-complex="10pt" style:font-weight-complex="bold"/>
    </style:style>
    <style:style style:name="P98" style:family="paragraph" style:parent-style-name="Heading_20_1">
      <style:text-properties style:font-name="Cantarell"/>
    </style:style>
    <style:style style:name="P99" style:family="paragraph" style:parent-style-name="Heading_20_1">
      <style:text-properties style:font-name="Cantarell" officeooo:paragraph-rsid="008db774"/>
    </style:style>
    <style:style style:name="P100" style:family="paragraph" style:parent-style-name="Heading_20_1">
      <style:text-properties style:font-name="Cantarell" style:text-underline-style="none"/>
    </style:style>
    <style:style style:name="P101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8f47b5" style:font-weight-asian="normal" style:font-weight-complex="normal"/>
    </style:style>
    <style:style style:name="P102" style:family="paragraph" style:parent-style-name="Heading_20_1">
      <style:text-properties style:font-name="Cantarell" fo:font-size="11pt" fo:font-weight="bold" officeooo:rsid="008396ac" officeooo:paragraph-rsid="008396ac" style:font-size-asian="11pt" style:font-weight-asian="bold" style:font-size-complex="11pt" style:font-weight-complex="bold"/>
    </style:style>
    <style:style style:name="P103" style:family="paragraph" style:parent-style-name="Text_20_body">
      <style:paragraph-properties fo:text-align="start" style:justify-single-word="false"/>
      <style:text-properties fo:color="#000000" style:font-name="Cantarell" fo:font-size="8pt" fo:font-weight="normal" officeooo:paragraph-rsid="00bec132" style:font-size-asian="8pt" style:font-weight-asian="normal" style:font-size-complex="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officeooo:rsid="008cc41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fo:font-weight="normal" officeooo:rsid="00b2781d" style:font-weight-asian="normal" style:font-weight-complex="normal"/>
    </style:style>
    <style:style style:name="T15" style:family="text">
      <style:text-properties fo:font-weight="normal" officeooo:rsid="00b49697" style:font-weight-asian="normal" style:font-weight-complex="normal"/>
    </style:style>
    <style:style style:name="T16" style:family="text">
      <style:text-properties fo:font-weight="normal" officeooo:rsid="00b67d27" style:font-weight-asian="normal" style:font-weight-complex="normal"/>
    </style:style>
    <style:style style:name="T17" style:family="text">
      <style:text-properties fo:font-weight="normal" officeooo:rsid="00b9df0f" style:font-weight-asian="normal" style:font-weight-complex="normal"/>
    </style:style>
    <style:style style:name="T18" style:family="text">
      <style:text-properties fo:font-weight="normal" officeooo:rsid="00bc001e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background-color="#dddddd" loext:char-shading-value="0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24" style:family="text">
      <style:text-properties fo:font-size="12pt" officeooo:rsid="00c2734f" fo:background-color="#dddddd" loext:char-shading-value="0" style:font-size-asian="12pt" style:font-size-complex="12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color="#800000"/>
    </style:style>
    <style:style style:name="T27" style:family="text">
      <style:text-properties officeooo:rsid="00154e95"/>
    </style:style>
    <style:style style:name="T28" style:family="text">
      <style:text-properties officeooo:rsid="00193043"/>
    </style:style>
    <style:style style:name="T29" style:family="text">
      <style:text-properties officeooo:rsid="001735aa"/>
    </style:style>
    <style:style style:name="T30" style:family="text">
      <style:text-properties style:text-underline-style="none" fo:background-color="#dddddd" loext:char-shading-value="0"/>
    </style:style>
    <style:style style:name="T31" style:family="text">
      <style:text-properties style:text-underline-style="none" officeooo:rsid="008396ac" fo:background-color="#dddddd" loext:char-shading-value="0"/>
    </style:style>
    <style:style style:name="T32" style:family="text">
      <style:text-properties officeooo:rsid="00b9df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3"><text:span text:style-name="T10">PUID:</text:span><text:span text:style-name="T1"> <text:s/></text:span><text:span text:style-name="T1"><text:placeholder text:placeholder-type="text">&lt;evaluation.patient.name.ref&gt;</text:placeholder></text:span></text:p>
            <text:p text:style-name="P75"/>
            <text:p text:style-name="P55"><text:span text:style-name="T1">Print Date: </text:span><text:span text:style-name="T2"><text:placeholder text:placeholder-type="text">&lt;format_date(datetime.date.today(), user.language)&gt;</text:placeholder></text:span><text:span text:style-name="T2">, </text:span><text:span text:style-name="T2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7">Patient Name: <text:span text:style-name="T11"><text:placeholder text:placeholder-type="text">&lt;evaluation.patient.name.rec_name&gt;</text:placeholder></text:span>, <text:s/></text:p>
          </table:table-cell>
          <table:table-cell table:style-name="Tabla1.B2" office:value-type="string">
            <text:p text:style-name="P19"><text:placeholder text:placeholder-type="text">&lt;if test="evaluation.patient.dob"&gt;</text:placeholder><text:span text:style-name="T12"> <text:s text:c="3"/></text:span></text:p>
            <text:p text:style-name="P21"><text:span text:style-name="T13">DoB:</text:span><text:placeholder text:placeholder-type="text">&lt;format_date(evaluation.patient.name.dob, user.language)&gt;</text:placeholder><text:span text:style-name="T12"> </text:span></text:p>
            <text:p text:style-name="P97"><text:placeholder text:placeholder-type="text">&lt;evaluation.computed_age&gt;</text:placeholder></text:p>
            <text:p text:style-name="P23"><text:placeholder text:placeholder-type="text">&lt;/if&gt;</text:placeholder></text:p>
            <text:p text:style-name="P80"/>
          </table:table-cell>
          <table:table-cell table:style-name="Tabla1.C2" office:value-type="string">
            <text:p text:style-name="P54"><text:placeholder text:placeholder-type="text">&lt;if test="evaluation.patient.name.gender == 'f'"&gt;</text:placeholder></text:p>
            <text:p text:style-name="P83"><text:span text:style-name="T12">Sex</text:span>: Female</text:p>
            <text:p text:style-name="P54"><text:placeholder text:placeholder-type="text">&lt;/if&gt;</text:placeholder></text:p>
            <text:p text:style-name="P54"><text:placeholder text:placeholder-type="text">&lt;if test="evaluation.patient.name.gender == 'm'"&gt;</text:placeholder></text:p>
            <text:p text:style-name="P83"><text:span text:style-name="T12">Sex</text:span>: Male</text:p>
            <text:p text:style-name="P54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84"><text:placeholder text:placeholder-type="text">&lt;if test="evaluation.patient.name.ethnic_group"&gt;</text:placeholder></text:p>
            <text:p text:style-name="P78">Ethnicity: <text:span text:style-name="T11"><text:placeholder text:placeholder-type="text">&lt;evaluation.patient.name.ethnic_group.name&gt;</text:placeholder></text:span></text:p>
            <text:p text:style-name="P84"><text:placeholder text:placeholder-type="text">&lt;/if&gt;</text:placeholder></text:p>
          </table:table-cell>
          <table:table-cell table:style-name="Tabla1.B3" office:value-type="string">
            <text:p text:style-name="P26"><text:placeholder text:placeholder-type="text">&lt;if test="evaluation.patient.name.marital_status =='s'"&gt;</text:placeholder></text:p>
            <text:p text:style-name="P18"><text:span text:style-name="T12">Marital Status</text:span> : Single</text:p>
            <text:p text:style-name="P26"><text:placeholder text:placeholder-type="text">&lt;/if&gt;</text:placeholder></text:p>
            <text:p text:style-name="P26"><text:s/><text:placeholder text:placeholder-type="text">&lt;if test="evaluation.patient.name.marital_status =='m'"&gt;</text:placeholder></text:p>
            <text:p text:style-name="P18"><text:span text:style-name="T12">Marital Status</text:span> : Married</text:p>
            <text:p text:style-name="P26"><text:placeholder text:placeholder-type="text">&lt;/if&gt;</text:placeholder></text:p>
            <text:p text:style-name="P26"><text:s/><text:placeholder text:placeholder-type="text">&lt;if test="evaluation.patient.name.marital_status =='w'"&gt;</text:placeholder></text:p>
            <text:p text:style-name="P18"><text:span text:style-name="T12">Marital Status</text:span> : Widow</text:p>
            <text:p text:style-name="P26"><text:placeholder text:placeholder-type="text">&lt;/if&gt;</text:placeholder></text:p>
            <text:p text:style-name="P26"><text:s/><text:placeholder text:placeholder-type="text">&lt;if test="evaluation.patient.name.marital_status =='x'"&gt;</text:placeholder></text:p>
            <text:p text:style-name="P18"><text:span text:style-name="T12">Marital Status</text:span> : Separated</text:p>
            <text:p text:style-name="P26"><text:placeholder text:placeholder-type="text">&lt;/if&gt;</text:placeholder></text:p>
          </table:table-cell>
          <table:table-cell table:style-name="Tabla1.C3" office:value-type="string">
            <text:p text:style-name="P20"><text:placeholder text:placeholder-type="text">&lt;if test="evaluation.patient.name.occupation"&gt;</text:placeholder></text:p>
            <text:p text:style-name="P85"><text:span text:style-name="T12">Occupation : </text:span><text:placeholder text:placeholder-type="text">&lt;evaluation.patient.name.occupation.name&gt;</text:placeholder></text:p>
            <text:p text:style-name="P20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58"><text:span text:style-name="T1">Evaluation date: </text:span><text:span text:style-name="T8"><text:placeholder text:placeholder-type="text">&lt;format_date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56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98" text:outline-level="1"><text:span text:style-name="T11">Chief Complaint</text:span> </text:h>
      <text:p text:style-name="P1"><text:s/><text:placeholder text:placeholder-type="text">&lt;evaluation.chief_complaint or ""&gt;</text:placeholder></text:p>
      <text:p text:style-name="P1"/>
      <text:h text:style-name="P98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h text:style-name="P99" text:outline-level="1"><text:span text:style-name="T24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"><text:placeholder text:placeholder-type="text">&lt;for each="line in unicode(evaluation.evaluation_summary).split('\n')"&gt;</text:placeholder></text:p>
            <text:p text:style-name="P3"><text:soft-page-break/><text:placeholder text:placeholder-type="text">&lt;line&gt;</text:placeholder></text:p>
            <text:p text:style-name="P3"><text:placeholder text:placeholder-type="text">&lt;/for&gt;</text:placeholder></text:p>
            <text:p text:style-name="P7"/>
          </table:table-cell>
        </table:table-row>
      </table:table>
      <text:p text:style-name="P43"/>
      <text:p text:style-name="P34">Vital Signs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table:number-rows-spanned="2" office:value-type="string">
            <text:p text:style-name="P76">Temperature <text:s/></text:p>
          </table:table-cell>
          <table:table-cell table:style-name="Table1.B1" table:number-rows-spanned="2" office:value-type="string">
            <text:p text:style-name="P82"><text:placeholder text:placeholder-type="text">&lt;evaluation.temperature&gt;</text:placeholder></text:p>
          </table:table-cell>
          <table:table-cell table:style-name="Table1.C1" table:number-rows-spanned="2" office:value-type="string">
            <text:p text:style-name="P76">Blood Pressure</text:p>
          </table:table-cell>
          <table:table-cell table:style-name="Table1.B1" office:value-type="string">
            <text:p text:style-name="P76">Systolic <text:span text:style-name="T6"><text:placeholder text:placeholder-type="text">&lt;evaluation.systolic&gt;</text:placeholder></text:span></text:p>
          </table:table-cell>
          <table:table-cell table:style-name="Table1.B1" table:number-rows-spanned="2" office:value-type="string">
            <text:p text:style-name="P76"/>
          </table:table-cell>
          <table:table-cell table:style-name="Table1.F2" table:number-rows-spanned="2" office:value-type="string">
            <text:p text:style-name="P76"/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76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76">Heart rate </text:p>
          </table:table-cell>
          <table:table-cell table:style-name="Table1.E3" office:value-type="string">
            <text:p text:style-name="P82"><text:placeholder text:placeholder-type="text">&lt;evaluation.bpm&gt;</text:placeholder></text:p>
          </table:table-cell>
          <table:table-cell table:style-name="Table1.E3" office:value-type="string">
            <text:p text:style-name="P76">Respiratory Rate</text:p>
          </table:table-cell>
          <table:table-cell table:style-name="Table1.E3" office:value-type="string">
            <text:p text:style-name="P82"><text:placeholder text:placeholder-type="text">&lt;evaluation.respiratory_rate&gt;</text:placeholder></text:p>
          </table:table-cell>
          <table:table-cell table:style-name="Table1.E3" office:value-type="string">
            <text:p text:style-name="P76">Oxygen Saturation</text:p>
          </table:table-cell>
          <table:table-cell table:style-name="Table1.F3" office:value-type="string">
            <text:p text:style-name="P76"><text:s/><text:span text:style-name="T6"><text:placeholder text:placeholder-type="text">&lt;evaluation.osat&gt;</text:placeholder></text:span></text:p>
          </table:table-cell>
        </table:table-row>
      </table:table>
      <text:p text:style-name="P42"/>
      <text:p text:style-name="P34">Anthropometry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76">Height</text:p>
          </table:table-cell>
          <table:table-cell table:style-name="Table2.A1" office:value-type="string">
            <text:p text:style-name="P82"><text:placeholder text:placeholder-type="text">&lt;evaluation.height&gt;</text:placeholder></text:p>
          </table:table-cell>
          <table:table-cell table:style-name="Table2.A1" office:value-type="string">
            <text:p text:style-name="P76">Waist</text:p>
          </table:table-cell>
          <table:table-cell table:style-name="Table2.A1" office:value-type="string">
            <text:p text:style-name="P82"><text:placeholder text:placeholder-type="text">&lt;evaluation.abdominal_circ&gt;</text:placeholder></text:p>
          </table:table-cell>
          <table:table-cell table:style-name="Table2.A1" office:value-type="string">
            <text:p text:style-name="P76">BMI</text:p>
          </table:table-cell>
          <table:table-cell table:style-name="Table2.F1" office:value-type="string">
            <text:p text:style-name="P82"><text:placeholder text:placeholder-type="text">&lt;evaluation.bmi&gt;</text:placeholder></text:p>
          </table:table-cell>
        </table:table-row>
        <table:table-row>
          <table:table-cell table:style-name="Table2.A2" office:value-type="string">
            <text:p text:style-name="P76">Weight</text:p>
          </table:table-cell>
          <table:table-cell table:style-name="Table2.A2" office:value-type="string">
            <text:p text:style-name="P82"><text:placeholder text:placeholder-type="text">&lt;evaluation.weight&gt;</text:placeholder></text:p>
          </table:table-cell>
          <table:table-cell table:style-name="Table2.A2" office:value-type="string">
            <text:p text:style-name="P76">Hip</text:p>
          </table:table-cell>
          <table:table-cell table:style-name="Table2.A2" office:value-type="string">
            <text:p text:style-name="P82"><text:placeholder text:placeholder-type="text">&lt;evaluation.hip&gt;</text:placeholder></text:p>
          </table:table-cell>
          <table:table-cell table:style-name="Table2.A2" office:value-type="string">
            <text:p text:style-name="P76">WHR</text:p>
          </table:table-cell>
          <table:table-cell table:style-name="Table2.F2" office:value-type="string">
            <text:p text:style-name="P82"><text:placeholder text:placeholder-type="text">&lt;evaluation.whr&gt;</text:placeholder></text:p>
          </table:table-cell>
        </table:table-row>
      </table:table>
      <text:p text:style-name="P34"/>
      <text:p text:style-name="P35">Level of Conciousness / Glasgow Scale</text:p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B"/>
        <table:table-column table:style-name="Table3.G"/>
        <table:table-column table:style-name="Table3.H"/>
        <table:table-row>
          <table:table-cell table:style-name="Table3.A1" office:value-type="string">
            <text:p text:style-name="P76">Eyes</text:p>
          </table:table-cell>
          <table:table-cell table:style-name="Table3.A1" office:value-type="string">
            <text:p text:style-name="P36"><text:span text:style-name="T7"><text:placeholder text:placeholder-type="text">&lt;evaluation.loc_eyes&gt;</text:placeholder></text:span><text:span text:style-name="T7"> / 4</text:span></text:p>
          </table:table-cell>
          <table:table-cell table:style-name="Table3.A1" office:value-type="string">
            <text:p text:style-name="P76">Verbal</text:p>
          </table:table-cell>
          <table:table-cell table:style-name="Table3.A1" office:value-type="string">
            <text:p text:style-name="P36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3.A1" office:value-type="string">
            <text:p text:style-name="P76">Motor</text:p>
          </table:table-cell>
          <table:table-cell table:style-name="Table3.A1" office:value-type="string">
            <text:p text:style-name="P36"><text:span text:style-name="T7"><text:placeholder text:placeholder-type="text">&lt;evaluation.loc_motor&gt;</text:placeholder></text:span><text:span text:style-name="T7"> / 6</text:span></text:p>
          </table:table-cell>
          <table:table-cell table:style-name="Table3.A1" office:value-type="string">
            <text:p text:style-name="P76">Total Glasgow</text:p>
          </table:table-cell>
          <table:table-cell table:style-name="Table3.H1" office:value-type="string">
            <text:p text:style-name="P36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42"/>
      <text:p text:style-name="P34">Signs and Symptom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2">Type</text:p>
          </table:table-cell>
          <table:table-cell table:style-name="Table4.A1" office:value-type="string">
            <text:p text:style-name="P42">Clinical finding</text:p>
          </table:table-cell>
          <table:table-cell table:style-name="Table4.C1" office:value-type="string">
            <text:p text:style-name="P42">Comments</text:p>
          </table:table-cell>
        </table:table-row>
      </table:table>
      <text:p text:style-name="P14"><text:placeholder text:placeholder-type="text">&lt;for each="clinical in evaluation.signs_and_symptoms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6"><text:placeholder text:placeholder-type="text">&lt;clinical.sign_or_symptom&gt;</text:placeholder></text:p>
          </table:table-cell>
          <table:table-cell table:style-name="Table5.A1" office:value-type="string">
            <text:p text:style-name="P46"><text:placeholder text:placeholder-type="text">&lt;clinical.clinical.name&gt;</text:placeholder></text:p>
          </table:table-cell>
          <table:table-cell table:style-name="Table5.C1" office:value-type="string">
            <text:p text:style-name="P46"><text:placeholder text:placeholder-type="text">&lt;clinical.comments&gt;</text:placeholder></text:p>
          </table:table-cell>
        </table:table-row>
      </table:table>
      <text:p text:style-name="P10"><text:placeholder text:placeholder-type="text">&lt;/for&gt;</text:placeholder></text:p>
      <text:h text:style-name="P101" text:outline-level="1"/>
      <text:p text:style-name="P42"><text:span text:style-name="T22"><text:s/></text:span><text:span text:style-name="T9"><text:placeholder text:placeholder-type="text">&lt;if test="evaluation.diagnosis"&gt;</text:placeholder></text:span></text:p>
      <text:p text:style-name="P37"><text:span text:style-name="T23">Presumptive Diagnosis</text:span> :</text:p>
      <text:p text:style-name="P52"><text:placeholder text:placeholder-type="text">&lt;evaluation.diagnosis.name&gt;</text:placeholder></text:p>
      <text:p text:style-name="P51"><text:placeholder text:placeholder-type="text">&lt;/if&gt;</text:placeholder></text:p>
      <text:p text:style-name="P34">Other Hypotheses / DDx</text:p>
      <text:p text:style-name="P10"><text:placeholder text:placeholder-type="text">&lt;for each="ddx in evaluation.diagnostic_hypothesi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8"><text:placeholder text:placeholder-type="text">&lt;ddx.pathology.name&gt;</text:placeholder></text:p>
          </table:table-cell>
          <table:table-cell table:style-name="Table6.A1" office:value-type="string">
            <text:p text:style-name="P63"><text:placeholder text:placeholder-type="text">&lt;ddx.comments&gt;</text:placeholder></text:p>
          </table:table-cell>
        </table:table-row>
      </table:table>
      <text:p text:style-name="P10"><text:placeholder text:placeholder-type="text">&lt;/for&gt;</text:placeholder></text:p>
      <text:p text:style-name="P74"/>
      <text:p text:style-name="P47">Information about the Diagnosis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"><text:placeholder text:placeholder-type="text">&lt;for each=" line in unicode(evaluation.info_diagnosis or '').split('\n')"&gt;</text:placeholder></text:p>
            <text:p text:style-name="P4"><text:soft-page-break/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47"/>
      <text:p text:style-name="P48">Care Plan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<text:placeholder text:placeholder-type="text">&lt;for each=" line in unicode(evaluation.directions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50"/>
      <text:p text:style-name="P49"><text:span text:style-name="T31">D</text:span><text:span text:style-name="T30">ischarge reason : <text:s/></text:span><text:span text:style-name="T21"><text:placeholder text:placeholder-type="text">&lt;evaluation.discharge_reason&gt;</text:placeholder></text:span></text:p>
      <text:p text:style-name="P8"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60">Medicament</text:p>
          </table:table-cell>
          <table:table-cell table:style-name="Tabella1.A1" office:value-type="string">
            <text:p text:style-name="P60">Indication</text:p>
          </table:table-cell>
          <table:table-cell table:style-name="Tabella1.A1" office:value-type="string">
            <text:p text:style-name="P60">Start</text:p>
          </table:table-cell>
          <table:table-cell table:style-name="Tabella1.A1" office:value-type="string">
            <text:p text:style-name="P60">End</text:p>
          </table:table-cell>
          <table:table-cell table:style-name="Tabella1.E1" office:value-type="string">
            <text:p text:style-name="P60">Active</text:p>
          </table:table-cell>
        </table:table-row>
      </table:table>
      <text:p text:style-name="P9"/>
      <text:p text:style-name="P9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59"><text:placeholder text:placeholder-type="text">&lt;medication.medicament.name.name or ''&gt;</text:placeholder></text:p>
          </table:table-cell>
          <table:table-cell table:style-name="Tabella2.A1" office:value-type="string">
            <text:p text:style-name="P59"><text:placeholder text:placeholder-type="text">&lt;if test="medication.indication"&gt;</text:placeholder></text:p>
            <text:p text:style-name="P65"><text:placeholder text:placeholder-type="text">&lt;medication.indication.name&gt;</text:placeholder></text:p>
            <text:p text:style-name="P66"><text:placeholder text:placeholder-type="text">&lt;/if&gt;</text:placeholder></text:p>
          </table:table-cell>
          <table:table-cell table:style-name="Tabella2.A1" office:value-type="string">
            <text:p text:style-name="P67"><text:placeholder text:placeholder-type="text">&lt;if test="medication.start_treatment"&gt;</text:placeholder></text:p>
            <text:p text:style-name="P67"><text:placeholder text:placeholder-type="text">&lt;format_date(medication.start_treatment, user.language)&gt;</text:placeholder></text:p>
            <text:p text:style-name="P67"><text:placeholder text:placeholder-type="text">&lt;/if&gt;</text:placeholder></text:p>
          </table:table-cell>
          <table:table-cell table:style-name="Tabella2.A1" office:value-type="string">
            <text:p text:style-name="P67"><text:placeholder text:placeholder-type="text">&lt;if test="medication.end_treatment"&gt;</text:placeholder></text:p>
            <text:p text:style-name="P67"><text:placeholder text:placeholder-type="text">&lt;format_date(medication.end_treatment, user.language)&gt;</text:placeholder></text:p>
            <text:p text:style-name="P67"><text:placeholder text:placeholder-type="text">&lt;/if&gt;</text:placeholder></text:p>
          </table:table-cell>
          <table:table-cell table:style-name="Tabella2.A1" office:value-type="string">
            <text:p text:style-name="P60"><text:placeholder text:placeholder-type="text">&lt;medication.is_active and '*' or ''&gt;</text:placeholder></text:p>
          </table:table-cell>
        </table:table-row>
      </table:table>
      <text:p text:style-name="P9"><text:placeholder text:placeholder-type="text">&lt;/for&gt;</text:placeholder></text:p>
      <text:p text:style-name="P16"/>
      <text:h text:style-name="P100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2"><text:span text:style-name="T27">Automated</text:span> <text:span text:style-name="T28">report about patient important conditions</text:span></text:p>
            <text:p text:style-name="P92"><text:placeholder text:placeholder-type="text">&lt;for each="line in unicode(evaluation.patient.critical_summary).split('\n')"&gt;</text:placeholder></text:p>
            <text:p text:style-name="P86"><text:placeholder text:placeholder-type="text">&lt;line&gt;</text:placeholder></text:p>
            <text:p text:style-name="P81"><text:placeholder text:placeholder-type="text">&lt;/for&gt;</text:placeholder></text:p>
          </table:table-cell>
          <table:table-cell table:style-name="Tabla4.B1" office:value-type="string">
            <text:p text:style-name="P91">Annotations about the patient condition<text:span text:style-name="T29">s</text:span> &amp; history</text:p>
            <text:p text:style-name="P31"><text:placeholder text:placeholder-type="text">&lt;for each="line in unicode(evaluation.patient.critical_info).split('\n')"&gt;</text:placeholder></text:p>
            <text:p text:style-name="P86"><text:placeholder text:placeholder-type="text">&lt;line&gt;</text:placeholder></text:p>
            <text:p text:style-name="P81"><text:placeholder text:placeholder-type="text">&lt;/for&gt;</text:placeholder></text:p>
          </table:table-cell>
        </table:table-row>
      </table:table>
      <text:p text:style-name="P6"/>
      <text:p text:style-name="P6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60">Disease</text:p>
          </table:table-cell>
          <table:table-cell table:style-name="Tabella4.A1" office:value-type="string">
            <text:p text:style-name="P60">Severity</text:p>
          </table:table-cell>
          <table:table-cell table:style-name="Tabella4.A1" office:value-type="string">
            <text:p text:style-name="P60">Status</text:p>
          </table:table-cell>
          <table:table-cell table:style-name="Tabella4.A1" office:value-type="string">
            <text:p text:style-name="P60">Active</text:p>
          </table:table-cell>
          <table:table-cell table:style-name="Tabella4.A1" office:value-type="string">
            <text:p text:style-name="P60">Infectious</text:p>
          </table:table-cell>
          <table:table-cell table:style-name="Tabella4.A1" office:value-type="string">
            <text:p text:style-name="P60">Diagnosed</text:p>
          </table:table-cell>
          <table:table-cell table:style-name="Tabella4.A1" office:value-type="string">
            <text:p text:style-name="P60">Remarks</text:p>
          </table:table-cell>
        </table:table-row>
      </table:table>
      <text:p text:style-name="P9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60"><text:placeholder text:placeholder-type="text">&lt;disease.pathology.name or ''&gt;</text:placeholder></text:p>
          </table:table-cell>
          <table:table-cell table:style-name="Tabella5.A1" office:value-type="string">
            <text:p text:style-name="P57"><text:placeholder text:placeholder-type="text">&lt;if test="disease.disease_severity=='1_mi'"&gt;</text:placeholder></text:p>
            <text:p text:style-name="P87">mild</text:p>
            <text:p text:style-name="P88"><text:placeholder text:placeholder-type="text">&lt;/if&gt;</text:placeholder></text:p>
            <text:p text:style-name="P57"><text:placeholder text:placeholder-type="text">&lt;if test="disease.disease_severity=='2_mo'"&gt;</text:placeholder></text:p>
            <text:p text:style-name="P87">moderate</text:p>
            <text:p text:style-name="P88"><text:placeholder text:placeholder-type="text">&lt;/if&gt;</text:placeholder></text:p>
            <text:p text:style-name="P57"><text:placeholder text:placeholder-type="text">&lt;if test="disease.disease_severity=='3_sv'"&gt;</text:placeholder></text:p>
            <text:p text:style-name="P89">severe</text:p>
            <text:p text:style-name="P90"><text:placeholder text:placeholder-type="text">&lt;/if&gt;</text:placeholder></text:p>
          </table:table-cell>
          <table:table-cell table:style-name="Tabella5.A1" office:value-type="string">
            <text:p text:style-name="P57"><text:placeholder text:placeholder-type="text">&lt;if test="disease.status=='c'"&gt;</text:placeholder></text:p>
            <text:p text:style-name="P87">chronic</text:p>
            <text:p text:style-name="P90"><text:placeholder text:placeholder-type="text">&lt;/if&gt;</text:placeholder></text:p>
            <text:p text:style-name="P57"><text:placeholder text:placeholder-type="text">&lt;if test="disease.status=='u'"&gt;</text:placeholder></text:p>
            <text:p text:style-name="P87">unchanged</text:p>
            <text:p text:style-name="P90"><text:placeholder text:placeholder-type="text">&lt;/if&gt;</text:placeholder></text:p>
            <text:p text:style-name="P57"><text:placeholder text:placeholder-type="text">&lt;if test="disease.status=='h'"&gt;</text:placeholder></text:p>
            <text:p text:style-name="P87">healed</text:p>
            <text:p text:style-name="P90"><text:placeholder text:placeholder-type="text">&lt;/if&gt;</text:placeholder></text:p>
            <text:p text:style-name="P57"><text:placeholder text:placeholder-type="text">&lt;if test="disease.status=='w'"&gt;</text:placeholder></text:p>
            <text:p text:style-name="P89">worsening</text:p>
            <text:p text:style-name="P90"><text:placeholder text:placeholder-type="text">&lt;/if&gt;</text:placeholder></text:p>
            <text:p text:style-name="P57"><text:placeholder text:placeholder-type="text">&lt;if test="disease.status=='i'"&gt;</text:placeholder><text:soft-page-break/></text:p>
            <text:p text:style-name="P87">improving</text:p>
            <text:p text:style-name="P90"><text:placeholder text:placeholder-type="text">&lt;/if&gt;</text:placeholder></text:p>
          </table:table-cell>
          <table:table-cell table:style-name="Tabella5.A1" office:value-type="string">
            <text:p text:style-name="P57"><text:placeholder text:placeholder-type="text">&lt;if test="disease.is_active"&gt;</text:placeholder></text:p>
            <text:p text:style-name="P87">*</text:p>
            <text:p text:style-name="P57"><text:placeholder text:placeholder-type="text">&lt;/if&gt;</text:placeholder></text:p>
          </table:table-cell>
          <table:table-cell table:style-name="Tabella5.A1" office:value-type="string">
            <text:p text:style-name="P57"><text:placeholder text:placeholder-type="text">&lt;if test="disease.is_infectious"&gt;</text:placeholder></text:p>
            <text:p text:style-name="P89">*</text:p>
            <text:p text:style-name="P90"><text:placeholder text:placeholder-type="text">&lt;/if&gt;</text:placeholder></text:p>
          </table:table-cell>
          <table:table-cell table:style-name="Tabella5.A1" office:value-type="string">
            <text:p text:style-name="P67"><text:placeholder text:placeholder-type="text">&lt;if test="disease.diagnosed_date"&gt;</text:placeholder></text:p>
            <text:p text:style-name="P60"><text:placeholder text:placeholder-type="text">&lt;format_date(disease.diagnosed_date, user.language)&gt;</text:placeholder></text:p>
            <text:p text:style-name="P67"><text:placeholder text:placeholder-type="text">&lt;/if&gt;</text:placeholder></text:p>
          </table:table-cell>
          <table:table-cell table:style-name="Tabella5.A1" office:value-type="string">
            <text:p text:style-name="P60"><text:placeholder text:placeholder-type="text">&lt;disease.short_comment&gt;</text:placeholder></text:p>
          </table:table-cell>
        </table:table-row>
      </table:table>
      <text:p text:style-name="P9"><text:placeholder text:placeholder-type="text">&lt;/for&gt;</text:placeholder></text:p>
      <text:p text:style-name="P12"/>
      <text:p text:style-name="P5">Surgeries</text:p>
      <text:p text:style-name="P17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67"><text:placeholder text:placeholder-type="text">&lt;if test="surgery.surgery_date"&gt;</text:placeholder></text:p>
            <text:p text:style-name="P67"><text:placeholder text:placeholder-type="text">&lt;format_date(surgery.surgery_date, user.language)&gt;</text:placeholder></text:p>
            <text:p text:style-name="P67"><text:placeholder text:placeholder-type="text">&lt;/if&gt;</text:placeholder></text:p>
          </table:table-cell>
          <table:table-cell table:style-name="Tabella6.A1" office:value-type="string">
            <text:p text:style-name="P60"><text:placeholder text:placeholder-type="text">&lt;surgery.description&gt;</text:placeholder></text:p>
          </table:table-cell>
          <table:table-cell table:style-name="Tabella6.A1" office:value-type="string">
            <text:p text:style-name="P61"><text:placeholder text:placeholder-type="text">&lt;if test="surgery.pathology"&gt;</text:placeholder></text:p>
            <text:p text:style-name="P61"><text:placeholder text:placeholder-type="text">&lt;surgery.pathology.name&gt;</text:placeholder></text:p>
            <text:p text:style-name="P61"><text:placeholder text:placeholder-type="text">&lt;/if&gt;</text:placeholder></text:p>
          </table:table-cell>
          <table:table-cell table:style-name="Tabella6.A1" office:value-type="string">
            <text:p text:style-name="P62"><text:placeholder text:placeholder-type="text">&lt;surgery.computed_age&gt;</text:placeholder></text:p>
          </table:table-cell>
        </table:table-row>
      </table:table>
      <text:p text:style-name="P5"><text:placeholder text:placeholder-type="text">&lt;/for&gt;</text:placeholder></text:p>
      <text:p text:style-name="P5">Immunizations</text:p>
      <text:p text:style-name="P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60">Vaccine</text:p>
          </table:table-cell>
          <table:table-cell table:style-name="Tabella7.A1" office:value-type="string">
            <text:p text:style-name="P60">Dose</text:p>
          </table:table-cell>
          <table:table-cell table:style-name="Tabella7.A1" office:value-type="string">
            <text:p text:style-name="P60">Date</text:p>
          </table:table-cell>
          <table:table-cell table:style-name="Tabella7.A1" office:value-type="string">
            <text:p text:style-name="P60">Next Dose</text:p>
          </table:table-cell>
          <table:table-cell table:style-name="Tabella7.E1" office:value-type="string">
            <text:p text:style-name="P60">Observations</text:p>
          </table:table-cell>
        </table:table-row>
      </table:table>
      <text:p text:style-name="P9"/>
      <text:p text:style-name="P9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59"><text:placeholder text:placeholder-type="text">&lt;vaccination.vaccine.name or ''&gt;</text:placeholder></text:p>
          </table:table-cell>
          <table:table-cell table:style-name="Tabella8.A1" office:value-type="string">
            <text:p text:style-name="P60"><text:placeholder text:placeholder-type="text">&lt;vaccination.dose or ''&gt;</text:placeholder></text:p>
          </table:table-cell>
          <table:table-cell table:style-name="Tabella8.A1" office:value-type="string">
            <text:p text:style-name="P67"><text:placeholder text:placeholder-type="text">&lt;if test="vaccination.date"&gt;</text:placeholder></text:p>
            <text:p text:style-name="P67"><text:placeholder text:placeholder-type="text">&lt;format_date(vaccination.date, user.language)&gt;</text:placeholder></text:p>
            <text:p text:style-name="P67"><text:placeholder text:placeholder-type="text">&lt;/if&gt;</text:placeholder></text:p>
          </table:table-cell>
          <table:table-cell table:style-name="Tabella8.A1" office:value-type="string">
            <text:p text:style-name="P67"><text:placeholder text:placeholder-type="text">&lt;if test="vaccination.next_dose_date"&gt;</text:placeholder></text:p>
            <text:p text:style-name="P67"><text:placeholder text:placeholder-type="text">&lt;format_date(vaccination.next_dose_date, user.language)&gt;</text:placeholder></text:p>
            <text:p text:style-name="P67"><text:placeholder text:placeholder-type="text">&lt;/if&gt;</text:placeholder></text:p>
          </table:table-cell>
          <table:table-cell table:style-name="Tabella8.A1" office:value-type="string">
            <text:p text:style-name="P67"><text:placeholder text:placeholder-type="text">&lt;vaccination.observations or ''&gt;</text:placeholder></text:p>
          </table:table-cell>
        </table:table-row>
      </table:table>
      <text:p text:style-name="P9"><text:placeholder text:placeholder-type="text">&lt;/for&gt;</text:placeholder></text:p>
      <text:h text:style-name="P98" text:outline-level="1">Family History and Genetic Information</text:h>
      <text:p text:style-name="P13"/>
      <text:p text:style-name="P73">Family Information</text:p>
      <text:p text:style-name="P9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59"><text:placeholder text:placeholder-type="text">&lt;family_member.relative or ''&gt;</text:placeholder></text:p>
          </table:table-cell>
          <table:table-cell table:style-name="Tabella9.A1" office:value-type="string">
            <text:p text:style-name="P60"><text:placeholder text:placeholder-type="text">&lt;if test="family_member.xory=='m'"&gt;</text:placeholder>Maternal<text:placeholder text:placeholder-type="text">&lt;/if&gt;</text:placeholder></text:p>
            <text:p text:style-name="P60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60"><text:placeholder text:placeholder-type="text">&lt;family_member.name.name or ''&gt;</text:placeholder></text:p>
          </table:table-cell>
        </table:table-row>
      </table:table>
      <text:p text:style-name="P9"><text:placeholder text:placeholder-type="text">&lt;/for&gt;</text:placeholder></text:p>
      <text:p text:style-name="P73"/>
      <text:p text:style-name="P73">Patient Genetic Abnormalities / “Disease Genes”</text:p>
      <text:p text:style-name="P9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59"><text:placeholder text:placeholder-type="text">&lt;gene.disease_gene.name or ''&gt;</text:placeholder></text:p>
          </table:table-cell>
          <table:table-cell table:style-name="Tabella10.A1" office:value-type="string">
            <text:p text:style-name="P60"><text:placeholder text:placeholder-type="text">&lt;gene.disease_gene.long_name or ''&gt;</text:placeholder></text:p>
          </table:table-cell>
        </table:table-row>
      </table:table>
      <text:p text:style-name="P9"><text:placeholder text:placeholder-type="text">&lt;/for&gt;</text:placeholder></text:p>
      <text:h text:style-name="P98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41"><text:span text:style-name="T20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      <text:p text:style-name="P41"><text:span text:style-name="T20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oft-page-break/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      <text:p text:style-name="P39">Family and Socioeconomic assessment history :</text:p>
            <text:p text:style-name="P40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D"/>
              <table:table-row>
                <table:table-cell table:style-name="Table11.A1" office:value-type="string">
                  <text:p text:style-name="P71">Date</text:p>
                </table:table-cell>
                <table:table-cell table:style-name="Table11.A1" office:value-type="string">
                  <text:p text:style-name="P70">DU</text:p>
                </table:table-cell>
                <table:table-cell table:style-name="Table11.A1" office:value-type="string">
                  <text:p text:style-name="P70">SeS</text:p>
                </table:table-cell>
                <table:table-cell table:style-name="Table11.A1" office:value-type="string">
                  <text:p text:style-name="P70">Family APGAR Functionality</text:p>
                </table:table-cell>
              </table:table-row>
            </table:table>
            <text:p text:style-name="P11"><text:placeholder text:placeholder-type="text">&lt;for each="assessment in evaluation.patient.ses_assessments"&gt;</text:placeholder>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row>
                <table:table-cell table:style-name="Table10.A1" office:value-type="string">
                  <text:p text:style-name="P95"><text:placeholder text:placeholder-type="text">&lt;if test="assessment.assessment_date"&gt;</text:placeholder></text:p>
                  <text:p text:style-name="P96"><text:placeholder text:placeholder-type="text">&lt;format_date(assessment.assessment_date, user.language) or ''&gt;</text:placeholder></text:p>
                  <text:p text:style-name="P103"><text:placeholder text:placeholder-type="text">&lt;/if&gt;</text:placeholder></text:p>
                </table:table-cell>
                <table:table-cell table:style-name="Table10.A1" office:value-type="string">
                  <text:p text:style-name="P79"><text:placeholder text:placeholder-type="text">&lt;if test="assessment.du"&gt;</text:placeholder></text:p>
                  <text:p text:style-name="P64"><text:placeholder text:placeholder-type="text">&lt;assessment.du.rec_name&gt;</text:placeholder></text:p>
                  <text:p text:style-name="P45"><text:placeholder text:placeholder-type="text">&lt;/if&gt;</text:placeholder></text:p>
                </table:table-cell>
                <table:table-cell table:style-name="Table10.A1" office:value-type="string">
                  <text:p text:style-name="P44"><text:span text:style-name="T12"><text:s/></text:span><text:span text:style-name="T12"><text:placeholder text:placeholder-type="text">&lt;if test="assessm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assessm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assessm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assessm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assessment.ses=='4'"&gt;</text:placeholder></text:span><text:span text:style-name="T12">upper</text:span><text:span text:style-name="T12"><text:placeholder text:placeholder-type="text">&lt;/if&gt;</text:placeholder></text:span></text:p>
                </table:table-cell>
                <table:table-cell table:style-name="Table10.A1" office:value-type="string">
                  <text:p text:style-name="P69"><text:placeholder text:placeholder-type="text">&lt;assessment.fam_apgar_score&gt;</text:placeholder></text:p>
                </table:table-cell>
              </table:table-row>
            </table:table>
            <text:p text:style-name="P15"><text:placeholder text:placeholder-type="text">&lt;/for&gt;</text:placeholder></text:p>
          </table:table-cell>
        </table:table-row>
      </table:table>
      <text:p text:style-name="P32"/>
      <text:p text:style-name="P32"/>
      <text:p text:style-name="P33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38"><text:span text:style-name="T19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6">risky</text:span> sex . <text:placeholder text:placeholder-type="text">&lt;/if&gt;</text:placeholder> <text:s/><text:span text:style-name="T25"><text:placeholder text:placeholder-type="text">&lt;evaluation.patient.prostitute and 'The patient is a prostitute' or ''&gt;</text:placeholder></text:span><text:span text:style-name="T25"> . </text:span><text:span text:style-name="T25"><text:placeholder text:placeholder-type="text">&lt;evaluation.patient.sex_with_prostitutes and 'Admits sex with prostitutes' or ''&gt;</text:placeholder></text:span></text:p>
            <text:p text:style-name="P72"/>
          </table:table-cell>
        </table:table-row>
      </table:table>
      <text:h text:style-name="P102" text:outline-level="1">Evaluation Digital Signature</text:h>
      <text:p text:style-name="P27"><text:placeholder text:placeholder-type="text">&lt;for each=" line in unicode(evaluation.digital_signature or '').split('\n')"&gt;</text:placeholder></text:p>
      <text:p text:style-name="P94"><text:placeholder text:placeholder-type="text">&lt;line&gt;</text:placeholder></text:p>
      <text:p text:style-name="Preformatted_20_Text"><text:placeholder text:placeholder-type="text">&lt;/for&gt;</text:placeholder></text:p>
      <text:p text:style-name="P9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6-01-25T10:02:14.983870051</dc:date>
    <meta:editing-duration>P9DT16H39M22S</meta:editing-duration>
    <meta:editing-cycles>425</meta:editing-cycles>
    <meta:generator>LibreOffice/5.0.3.2$Linux_X86_64 LibreOffice_project/00m0$Build-2</meta:generator>
    <meta:document-statistic meta:table-count="24" meta:image-count="0" meta:object-count="0" meta:page-count="5" meta:paragraph-count="250" meta:word-count="602" meta:character-count="7842" meta:non-whitespace-character-count="7461"/>
  </office:meta>
</office:document-meta>
</file>